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d0d5b"/>
    </style:style>
    <style:style style:name="P2" style:family="paragraph" style:parent-style-name="Standard">
      <style:text-properties fo:language="ru" fo:country="RU" officeooo:rsid="00201f67" officeooo:paragraph-rsid="00201f67"/>
    </style:style>
    <style:style style:name="P3" style:family="paragraph" style:parent-style-name="Standard">
      <style:text-properties fo:color="#000000" style:font-name="Consolas" fo:font-size="9.5pt" fo:background-color="#ffffff" style:font-size-asian="9.5pt"/>
    </style:style>
    <style:style style:name="P4" style:family="paragraph" style:parent-style-name="Standard">
      <style:text-properties fo:color="#000000" style:font-name="Consolas" fo:font-size="9.5pt" fo:language="ru" fo:country="RU" officeooo:rsid="00244d93" officeooo:paragraph-rsid="00244d93" fo:background-color="#ffffff" style:font-size-asian="9.5pt"/>
    </style:style>
    <style:style style:name="P5" style:family="paragraph" style:parent-style-name="Standard">
      <style:text-properties officeooo:paragraph-rsid="00244d93"/>
    </style:style>
    <style:style style:name="P6" style:family="paragraph" style:parent-style-name="Standard">
      <style:text-properties officeooo:paragraph-rsid="002553bf"/>
    </style:style>
    <style:style style:name="P7" style:family="paragraph" style:parent-style-name="Standard">
      <style:text-properties fo:color="#000000" style:font-name="Consolas" fo:font-size="9.5pt" fo:background-color="#ffffff" style:font-size-asian="9.5pt"/>
    </style:style>
    <style:style style:name="P8" style:family="paragraph" style:parent-style-name="Standard">
      <style:text-properties fo:language="ru" fo:country="RU" officeooo:rsid="0026b41f" officeooo:paragraph-rsid="0026b41f"/>
    </style:style>
    <style:style style:name="P9" style:family="paragraph" style:list-style-name="L1"/>
    <style:style style:name="T1" style:family="text">
      <style:text-properties fo:color="#0000ff"/>
    </style:style>
    <style:style style:name="T2" style:family="text">
      <style:text-properties fo:color="#0000ff" style:font-name="Consolas" fo:font-size="9.5pt" fo:background-color="#ffffff" loext:char-shading-value="0" style:font-size-asian="9.5pt"/>
    </style:style>
    <style:style style:name="T3" style:family="text">
      <style:text-properties fo:color="#0000ff" fo:background-color="#ffffff" loext:char-shading-value="0"/>
    </style:style>
    <style:style style:name="T4" style:family="text">
      <style:text-properties fo:color="#000000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officeooo:rsid="001d0d5b" fo:background-color="#ffffff" loext:char-shading-value="0" style:font-size-asian="9.5pt"/>
    </style:style>
    <style:style style:name="T6" style:family="text">
      <style:text-properties fo:color="#000000" style:font-name="Consolas" fo:font-size="9.5pt" fo:language="en" fo:country="US" officeooo:rsid="00213c6b" fo:background-color="#ffffff" loext:char-shading-value="0" style:font-size-asian="9.5pt"/>
    </style:style>
    <style:style style:name="T7" style:family="text">
      <style:text-properties fo:color="#000000" style:font-name="Consolas" fo:font-size="9.5pt" fo:language="en" fo:country="US" officeooo:rsid="002553bf" fo:background-color="#ffffff" loext:char-shading-value="0" style:font-size-asian="9.5pt"/>
    </style:style>
    <style:style style:name="T8" style:family="text">
      <style:text-properties fo:color="#2b91af" style:font-name="Consolas" fo:font-size="9.5pt" fo:background-color="#ffffff" loext:char-shading-value="0" style:font-size-asian="9.5pt"/>
    </style:style>
    <style:style style:name="T9" style:family="text">
      <style:text-properties fo:color="#a31515" style:font-name="Consolas" fo:font-size="9.5pt" fo:background-color="#ffffff" loext:char-shading-value="0" style:font-size-asian="9.5pt"/>
    </style:style>
    <style:style style:name="T10" style:family="text">
      <style:text-properties fo:color="#a31515" style:font-name="Consolas" fo:font-size="9.5pt" fo:language="ru" fo:country="RU" officeooo:rsid="0022b38b" fo:background-color="#ffffff" loext:char-shading-value="0" style:font-size-asian="9.5pt"/>
    </style:style>
    <style:style style:name="T11" style:family="text">
      <style:text-properties fo:color="#a31515" style:font-name="Consolas" fo:font-size="9.5pt" fo:language="ru" fo:country="RU" officeooo:rsid="0026b41f" style:font-size-asian="9.5pt" fo:background-color="#ffffff"/>
    </style:style>
    <style:style style:name="T12" style:family="text">
      <style:text-properties fo:background-color="#ffffff" loext:char-shading-value="0"/>
    </style:style>
    <style:style style:name="T13" style:family="text">
      <style:text-properties officeooo:rsid="001d0d5b"/>
    </style:style>
    <style:style style:name="T14" style:family="text">
      <style:text-properties fo:language="ru" fo:country="RU" officeooo:rsid="0026b41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Standard"/>
      <text:p text:style-name="Standard"/>
      <text:p text:style-name="Standard"/>
      <text:h text:style-name="Heading_20_2" text:outline-level="2">Проблемы.</text:h>
      <text:p text:style-name="Standard"/>
      <text:list xml:id="list304719925" text:style-name="L1">
        <text:list-item>
          <text:p><text:span text:style-name="T14">Третий байт </text:span><text:span text:style-name="T11">Ждать_приема_таких_байт()</text:span> <text:span text:style-name="T14">видится как ноль</text:span></text:p>
        </text:list-item>
      </text:list>
      <text:h text:style-name="Heading_20_2" text:outline-level="2">Доделать</text:h>
      <text:p text:style-name="P8"/>
      <text:p text:style-name="P8"/>
      <text:h text:style-name="Heading_20_2" text:outline-level="2">Вопросы</text:h>
      <text:p text:style-name="P8"/>
      <text:p text:style-name="P8"/>
      <text:p text:style-name="P8"/>
      <text:h text:style-name="Heading_20_2" text:outline-level="2">Текущее.</text:h>
      <text:p text:style-name="Standard"/>
      <text:p text:style-name="Standard"/>
      <text:p text:style-name="P2">Тестовый пример 1.</text:p>
      <text:p text:style-name="Standard"/>
      <text:p text:style-name="Standard"><text:span text:style-name="T2">using</text:span><text:span text:style-name="T4"> System.</text:span><text:span text:style-name="T5">dll</text:span><text:span text:style-name="T4">;</text:span></text:p>
      <text:p text:style-name="P1"><text:span text:style-name="T2">using</text:span><text:span text:style-name="T4"> System.Linq.</text:span><text:span text:style-name="T5">dll</text:span><text:span text:style-name="T4">;</text:span></text:p>
      <text:p text:style-name="P1"><text:span text:style-name="T2">using</text:span><text:span text:style-name="T4"> System.Windows.</text:span><text:span text:style-name="T5">dll</text:span><text:span text:style-name="T4">;</text:span></text:p>
      <text:p text:style-name="Standard"><text:span text:style-name="T2">namespace</text:span><text:span text:style-name="T4"> TestHarvester</text:span></text:p>
      <text:p text:style-name="P3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3"><text:s text:c="4"/>{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</text:span><text:span text:style-name="T6">string str</text:span><text:span text:style-name="T4">)</text:span></text:p>
      <text:p text:style-name="P3"><text:s text:c="8"/>{</text:p>
      <text:p text:style-name="Standard"><text:span text:style-name="T4"><text:s text:c="12"/>System.Windows.Forms.MessageBox.Show(</text:span><text:span text:style-name="T9">"</text:span><text:span text:style-name="T10">Пример 1 работает</text:span><text:span text:style-name="T9">"</text:span><text:span text:style-name="T4">);</text:span></text:p>
      <text:p text:style-name="P3"><text:s text:c="8"/>}</text:p>
      <text:p text:style-name="P3"><text:s text:c="4"/>}</text:p>
      <text:p text:style-name="P3">} <text:s/></text:p>
      <text:p text:style-name="P3"/>
      <text:p text:style-name="Standard">Тестовый пример 2.</text:p>
      <text:p text:style-name="P4"/>
      <text:p text:style-name="P5"><text:span text:style-name="T2">using</text:span><text:span text:style-name="T4"> System.</text:span><text:span text:style-name="T5">dll</text:span><text:span text:style-name="T4">;</text:span></text:p>
      <text:p text:style-name="P5"><text:span text:style-name="T2">using</text:span><text:span text:style-name="T4"> System.Linq.</text:span><text:span text:style-name="T5">dll</text:span><text:span text:style-name="T4">;</text:span></text:p>
      <text:p text:style-name="P4"><text:span text:style-name="T1">using</text:span> System.Windows.<text:span text:style-name="T13">dll</text:span>;</text:p>
      <text:p text:style-name="P4"><text:span text:style-name="T3">namespace</text:span><text:span text:style-name="T12"> TestHarvester</text:span></text:p>
      <text:p text:style-name="P3">{</text:p>
      <text:p text:style-name="Standard"><text:span text:style-name="T4"><text:s text:c="4"/></text:span><text:span text:style-name="T2">public</text:span><text:span text:style-name="T4"> </text:span><text:span text:style-name="T2">class</text:span><text:span text:style-name="T4"> </text:span><text:span text:style-name="T8">StartTest</text:span></text:p>
      <text:p text:style-name="P3"><text:s text:c="4"/>{</text:p>
      <text:p text:style-name="P3"><text:s text:c="8"/>SimpleComm sc;</text:p>
      <text:p text:style-name="Standard"><text:span text:style-name="T4"><text:s text:c="8"/></text:span><text:span text:style-name="T2">public</text:span><text:span text:style-name="T4"> </text:span><text:span text:style-name="T2">void</text:span><text:span text:style-name="T4"> Start("</text:span><text:span text:style-name="T7">fds</text:span><text:span text:style-name="T4">")</text:span></text:p>
      <text:p text:style-name="P3"><text:s text:c="8"/>{</text:p>
      <text:p text:style-name="P6"><text:span text:style-name="T4"><text:tab/><text:tab/>sc = </text:span><text:span text:style-name="T2">new</text:span><text:span text:style-name="T4"> SimpleComm();</text:span></text:p>
      <text:p text:style-name="Standard"><text:span text:style-name="T4"><text:s text:c="12"/>sc.Тест_просто_вывести_сообщение("</text:span><text:span text:style-name="T7">fdsf</text:span><text:span text:style-name="T4">");</text:span></text:p>
      <text:p text:style-name="P3"><text:s text:c="8"/>}</text:p>
      <text:p text:style-name="P3"><text:s text:c="4"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7M12S</meta:editing-duration>
    <meta:editing-cycles>9</meta:editing-cycles>
    <meta:generator>LibreOffice/6.1.2.1$Windows_X86_64 LibreOffice_project/65905a128db06ba48db947242809d14d3f9a93fe</meta:generator>
    <dc:date>2020-09-26T21:11:18.131000000</dc:date>
    <meta:document-statistic meta:table-count="0" meta:image-count="0" meta:object-count="0" meta:page-count="1" meta:paragraph-count="35" meta:word-count="68" meta:character-count="649" meta:non-whitespace-character-count="509"/>
    <meta:user-defined meta:name="Info 1"/>
    <meta:user-defined meta:name="Info 2"/>
    <meta:user-defined meta:name="Info 3"/>
    <meta:user-defined meta:name="Info 4"/>
  </office:meta>
</office:document-meta>
</file>